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237e" officeooo:paragraph-rsid="000e237e"/>
    </style:style>
    <style:style style:name="P2" style:family="paragraph" style:parent-style-name="Standard">
      <style:text-properties officeooo:rsid="00100ad0" officeooo:paragraph-rsid="00100ad0"/>
    </style:style>
    <style:style style:name="P3" style:family="paragraph" style:parent-style-name="Standard">
      <style:text-properties officeooo:rsid="001131f5" officeooo:paragraph-rsid="001131f5"/>
    </style:style>
    <style:style style:name="P4" style:family="paragraph" style:parent-style-name="Standard">
      <style:text-properties fo:font-weight="bold" officeooo:rsid="001131f5" officeooo:paragraph-rsid="001131f5" style:font-weight-asian="bold" style:font-weight-complex="bold"/>
    </style:style>
    <style:style style:name="P5" style:family="paragraph" style:parent-style-name="Standard">
      <style:text-properties fo:font-weight="bold" officeooo:rsid="00166d89" officeooo:paragraph-rsid="00166d89" style:font-weight-asian="bold" style:font-weight-complex="bold"/>
    </style:style>
    <style:style style:name="P6" style:family="paragraph" style:parent-style-name="Standard">
      <style:text-properties fo:font-weight="bold" officeooo:rsid="001935cf" officeooo:paragraph-rsid="001935cf" style:font-weight-asian="bold" style:font-weight-complex="bold"/>
    </style:style>
    <style:style style:name="P7" style:family="paragraph" style:parent-style-name="Standard">
      <style:text-properties fo:font-weight="bold" officeooo:rsid="001a9e29" officeooo:paragraph-rsid="001a9e29" style:font-weight-asian="bold" style:font-weight-complex="bold"/>
    </style:style>
    <style:style style:name="P8" style:family="paragraph" style:parent-style-name="Standard">
      <style:text-properties fo:font-weight="bold" officeooo:rsid="001c79e6" officeooo:paragraph-rsid="001c79e6" style:font-weight-asian="bold" style:font-weight-complex="bold"/>
    </style:style>
    <style:style style:name="P9" style:family="paragraph" style:parent-style-name="Standard">
      <style:text-properties fo:font-weight="bold" officeooo:rsid="001d98a2" officeooo:paragraph-rsid="001dc1ff" style:font-weight-asian="bold" style:font-weight-complex="bold"/>
    </style:style>
    <style:style style:name="P10" style:family="paragraph" style:parent-style-name="Standard">
      <style:text-properties fo:font-weight="bold" officeooo:rsid="001f9fc0" officeooo:paragraph-rsid="001f9fc0" style:font-weight-asian="bold" style:font-weight-complex="bold"/>
    </style:style>
    <style:style style:name="P11" style:family="paragraph" style:parent-style-name="Standard">
      <style:text-properties fo:font-weight="normal" officeooo:rsid="001131f5" officeooo:paragraph-rsid="001131f5" style:font-weight-asian="normal" style:font-weight-complex="normal"/>
    </style:style>
    <style:style style:name="P12" style:family="paragraph" style:parent-style-name="Standard">
      <style:text-properties fo:font-weight="normal" officeooo:rsid="001935cf" officeooo:paragraph-rsid="001935cf" style:font-weight-asian="normal" style:font-weight-complex="normal"/>
    </style:style>
    <style:style style:name="P13" style:family="paragraph" style:parent-style-name="Standard">
      <style:text-properties fo:font-weight="normal" officeooo:rsid="001a9e29" officeooo:paragraph-rsid="001a9e29" style:font-weight-asian="normal" style:font-weight-complex="normal"/>
    </style:style>
    <style:style style:name="P14" style:family="paragraph" style:parent-style-name="Standard">
      <style:text-properties fo:font-weight="normal" officeooo:rsid="001f9fc0" officeooo:paragraph-rsid="001f9fc0" style:font-weight-asian="normal" style:font-weight-complex="normal"/>
    </style:style>
    <style:style style:name="P15" style:family="paragraph" style:parent-style-name="Standard">
      <style:text-properties fo:font-weight="normal" officeooo:rsid="0021808a" officeooo:paragraph-rsid="0021808a" style:font-weight-asian="normal" style:font-weight-complex="normal"/>
    </style:style>
    <style:style style:name="P16" style:family="paragraph" style:parent-style-name="Standard">
      <style:text-properties fo:font-weight="normal" officeooo:rsid="002304d6" officeooo:paragraph-rsid="002304d6" style:font-weight-asian="normal" style:font-weight-complex="normal"/>
    </style:style>
    <style:style style:name="P17" style:family="paragraph" style:parent-style-name="Standard">
      <style:text-properties fo:font-weight="normal" officeooo:rsid="000179e1" officeooo:paragraph-rsid="0024e9e4" style:font-weight-asian="normal" style:font-weight-complex="normal"/>
    </style:style>
    <style:style style:name="P18" style:family="paragraph" style:parent-style-name="Standard">
      <style:text-properties fo:font-weight="normal" officeooo:rsid="0024e9e4" officeooo:paragraph-rsid="0024e9e4" style:font-weight-asian="normal" style:font-weight-complex="normal"/>
    </style:style>
    <style:style style:name="P19" style:family="paragraph" style:parent-style-name="Standard">
      <style:text-properties fo:font-weight="normal" officeooo:rsid="00256189" officeooo:paragraph-rsid="00256189" style:font-weight-asian="normal" style:font-weight-complex="normal"/>
    </style:style>
    <style:style style:name="P20" style:family="paragraph" style:parent-style-name="Standard">
      <style:text-properties officeooo:rsid="00127a9f" officeooo:paragraph-rsid="00127a9f"/>
    </style:style>
    <style:style style:name="P21" style:family="paragraph" style:parent-style-name="Standard">
      <style:text-properties officeooo:rsid="00127a9f" officeooo:paragraph-rsid="0015d985"/>
    </style:style>
    <style:style style:name="P22" style:family="paragraph" style:parent-style-name="Standard">
      <style:text-properties officeooo:rsid="00146c9e" officeooo:paragraph-rsid="00146c9e"/>
    </style:style>
    <style:style style:name="P23" style:family="paragraph" style:parent-style-name="Standard">
      <style:text-properties officeooo:rsid="00146c9e" officeooo:paragraph-rsid="0015d985"/>
    </style:style>
    <style:style style:name="P24" style:family="paragraph" style:parent-style-name="Standard">
      <style:text-properties officeooo:rsid="0015d985" officeooo:paragraph-rsid="0015d985"/>
    </style:style>
    <style:style style:name="P25" style:family="paragraph" style:parent-style-name="Standard">
      <style:text-properties officeooo:rsid="00166d89" officeooo:paragraph-rsid="00166d89"/>
    </style:style>
    <style:style style:name="P26" style:family="paragraph" style:parent-style-name="Standard">
      <style:text-properties officeooo:paragraph-rsid="00166d89"/>
    </style:style>
    <style:style style:name="P27" style:family="paragraph" style:parent-style-name="Standard">
      <style:text-properties officeooo:rsid="00256189" officeooo:paragraph-rsid="00256189"/>
    </style:style>
    <style:style style:name="P28" style:family="paragraph" style:parent-style-name="Standard">
      <style:text-properties fo:font-weight="normal" officeooo:rsid="00166d89" officeooo:paragraph-rsid="00166d89" style:font-weight-asian="normal" style:font-weight-complex="normal"/>
    </style:style>
    <style:style style:name="P29" style:family="paragraph" style:parent-style-name="Standard">
      <style:text-properties fo:font-weight="normal" officeooo:rsid="001c79e6" officeooo:paragraph-rsid="001c79e6" style:font-weight-asian="normal" style:font-weight-complex="normal"/>
    </style:style>
    <style:style style:name="P30" style:family="paragraph" style:parent-style-name="Standard">
      <style:text-properties fo:font-weight="normal" officeooo:rsid="001c79e6" officeooo:paragraph-rsid="001d98a2" style:font-weight-asian="normal" style:font-weight-complex="normal"/>
    </style:style>
    <style:style style:name="P31" style:family="paragraph" style:parent-style-name="Standard">
      <style:text-properties fo:font-weight="normal" officeooo:rsid="001dc1ff" officeooo:paragraph-rsid="001dc1ff" style:font-weight-asian="normal" style:font-weight-complex="normal"/>
    </style:style>
    <style:style style:name="P32" style:family="paragraph" style:parent-style-name="Standard">
      <style:text-properties fo:font-weight="normal" officeooo:rsid="00256189" officeooo:paragraph-rsid="00256189" style:font-weight-asian="normal" style:font-weight-complex="normal"/>
    </style:style>
    <style:style style:name="P33" style:family="paragraph" style:parent-style-name="Standard">
      <style:text-properties fo:font-weight="normal" officeooo:rsid="0027fb8f" officeooo:paragraph-rsid="0027fb8f" style:font-weight-asian="normal" style:font-weight-complex="normal"/>
    </style:style>
    <style:style style:name="P34" style:family="paragraph" style:parent-style-name="Standard">
      <style:text-properties fo:font-weight="normal" officeooo:rsid="0027fb8f" officeooo:paragraph-rsid="0029e6f4" style:font-weight-asian="normal" style:font-weight-complex="normal"/>
    </style:style>
    <style:style style:name="P35" style:family="paragraph" style:parent-style-name="Standard">
      <style:text-properties fo:font-weight="normal" officeooo:rsid="0029e6f4" officeooo:paragraph-rsid="0029e6f4" style:font-weight-asian="normal" style:font-weight-complex="normal"/>
    </style:style>
    <style:style style:name="P36" style:family="paragraph" style:parent-style-name="Standard">
      <style:text-properties fo:font-weight="normal" officeooo:rsid="0029f018" officeooo:paragraph-rsid="0029f018" style:font-weight-asian="normal" style:font-weight-complex="normal"/>
    </style:style>
    <style:style style:name="P37" style:family="paragraph" style:parent-style-name="Standard">
      <style:text-properties fo:font-weight="normal" officeooo:rsid="002a03ba" officeooo:paragraph-rsid="002a03ba" style:font-weight-asian="normal" style:font-weight-complex="normal"/>
    </style:style>
    <style:style style:name="P38" style:family="paragraph" style:parent-style-name="Standard">
      <style:text-properties fo:font-weight="normal" officeooo:rsid="002b782d" officeooo:paragraph-rsid="002b782d" style:font-weight-asian="normal" style:font-weight-complex="normal"/>
    </style:style>
    <style:style style:name="P39" style:family="paragraph" style:parent-style-name="Standard">
      <style:text-properties fo:font-weight="normal" officeooo:rsid="002d2f3b" officeooo:paragraph-rsid="002d2f3b" style:font-weight-asian="normal" style:font-weight-complex="normal"/>
    </style:style>
    <style:style style:name="P40" style:family="paragraph" style:parent-style-name="Standard">
      <style:text-properties fo:font-weight="normal" officeooo:rsid="002d4333" officeooo:paragraph-rsid="002d4333" style:font-weight-asian="normal" style:font-weight-complex="normal"/>
    </style:style>
    <style:style style:name="P41" style:family="paragraph" style:parent-style-name="Standard">
      <style:text-properties fo:font-weight="normal" officeooo:rsid="002ee642" officeooo:paragraph-rsid="002ee642" style:font-weight-asian="normal" style:font-weight-complex="normal"/>
    </style:style>
    <style:style style:name="P42" style:family="paragraph" style:parent-style-name="Standard">
      <style:text-properties fo:font-weight="normal" officeooo:rsid="00308e0e" officeooo:paragraph-rsid="00308e0e" style:font-weight-asian="normal" style:font-weight-complex="normal"/>
    </style:style>
    <style:style style:name="P43" style:family="paragraph" style:parent-style-name="Standard">
      <style:text-properties fo:font-weight="normal" officeooo:rsid="00322c11" officeooo:paragraph-rsid="00322c11" style:font-weight-asian="normal" style:font-weight-complex="normal"/>
    </style:style>
    <style:style style:name="P44" style:family="paragraph" style:parent-style-name="Standard">
      <style:text-properties fo:font-weight="normal" officeooo:rsid="0033bb5a" officeooo:paragraph-rsid="0033bb5a" style:font-weight-asian="normal" style:font-weight-complex="normal"/>
    </style:style>
    <style:style style:name="P45" style:family="paragraph" style:parent-style-name="Standard">
      <style:text-properties fo:font-weight="normal" officeooo:rsid="00354a88" officeooo:paragraph-rsid="00354a88" style:font-weight-asian="normal" style:font-weight-complex="normal"/>
    </style:style>
    <style:style style:name="P46" style:family="paragraph" style:parent-style-name="Standard">
      <style:text-properties fo:font-weight="normal" officeooo:rsid="0036c42f" officeooo:paragraph-rsid="0036c42f" style:font-weight-asian="normal" style:font-weight-complex="normal"/>
    </style:style>
    <style:style style:name="P47" style:family="paragraph" style:parent-style-name="Standard">
      <style:text-properties fo:font-weight="normal" officeooo:rsid="0036c42f" officeooo:paragraph-rsid="00386cfe" style:font-weight-asian="normal" style:font-weight-complex="normal"/>
    </style:style>
    <style:style style:name="P48" style:family="paragraph" style:parent-style-name="Standard">
      <style:text-properties fo:font-weight="normal" officeooo:rsid="00386cfe" officeooo:paragraph-rsid="00386cfe" style:font-weight-asian="normal" style:font-weight-complex="normal"/>
    </style:style>
    <style:style style:name="P49" style:family="paragraph" style:parent-style-name="Standard">
      <style:text-properties fo:font-weight="normal" officeooo:rsid="003a0ee2" officeooo:paragraph-rsid="003a0ee2" style:font-weight-asian="normal" style:font-weight-complex="normal"/>
    </style:style>
    <style:style style:name="P50" style:family="paragraph" style:parent-style-name="Standard">
      <style:text-properties fo:font-weight="normal" officeooo:rsid="003a38a5" officeooo:paragraph-rsid="003a38a5" style:font-weight-asian="normal" style:font-weight-complex="normal"/>
    </style:style>
    <style:style style:name="P51" style:family="paragraph" style:parent-style-name="Standard">
      <style:text-properties fo:font-weight="normal" officeooo:rsid="003b3f8e" officeooo:paragraph-rsid="003b3f8e" style:font-weight-asian="normal" style:font-weight-complex="normal"/>
    </style:style>
    <style:style style:name="P52" style:family="paragraph" style:parent-style-name="Standard">
      <style:text-properties fo:font-weight="normal" officeooo:rsid="003b3f8e" officeooo:paragraph-rsid="003be0ad" style:font-weight-asian="normal" style:font-weight-complex="normal"/>
    </style:style>
    <style:style style:name="P53" style:family="paragraph" style:parent-style-name="Standard">
      <style:text-properties fo:font-weight="normal" officeooo:rsid="003be0ad" officeooo:paragraph-rsid="003be0ad" style:font-weight-asian="normal" style:font-weight-complex="normal"/>
    </style:style>
    <style:style style:name="P54" style:family="paragraph" style:parent-style-name="Standard">
      <style:text-properties fo:font-weight="normal" officeooo:rsid="003cc5b0" officeooo:paragraph-rsid="003cc5b0" style:font-weight-asian="normal" style:font-weight-complex="normal"/>
    </style:style>
    <style:style style:name="P55" style:family="paragraph" style:parent-style-name="Standard">
      <style:text-properties fo:font-weight="normal" officeooo:rsid="003d0c24" officeooo:paragraph-rsid="003d0c24" style:font-weight-asian="normal" style:font-weight-complex="normal"/>
    </style:style>
    <style:style style:name="P56" style:family="paragraph" style:parent-style-name="Standard">
      <style:text-properties fo:font-weight="normal" officeooo:rsid="003d3387" officeooo:paragraph-rsid="003d3387" style:font-weight-asian="normal" style:font-weight-complex="normal"/>
    </style:style>
    <style:style style:name="P57" style:family="paragraph" style:parent-style-name="Standard">
      <style:text-properties officeooo:paragraph-rsid="0029f018"/>
    </style:style>
    <style:style style:name="P58" style:family="paragraph" style:parent-style-name="Standard">
      <style:text-properties officeooo:rsid="002a03ba" officeooo:paragraph-rsid="002a03ba"/>
    </style:style>
    <style:style style:name="P59" style:family="paragraph" style:parent-style-name="Standard">
      <style:text-properties officeooo:paragraph-rsid="002b782d"/>
    </style:style>
    <style:style style:name="P60" style:family="paragraph" style:parent-style-name="Standard">
      <style:text-properties officeooo:rsid="002b782d" officeooo:paragraph-rsid="002b782d"/>
    </style:style>
    <style:style style:name="P61" style:family="paragraph" style:parent-style-name="Standard">
      <style:text-properties fo:font-weight="bold" officeooo:rsid="002d4333" officeooo:paragraph-rsid="002d4333" style:font-weight-asian="bold" style:font-weight-complex="bold"/>
    </style:style>
    <style:style style:name="P62" style:family="paragraph" style:parent-style-name="Standard">
      <style:text-properties fo:font-weight="bold" officeooo:rsid="00308e0e" officeooo:paragraph-rsid="00308e0e" style:font-weight-asian="bold" style:font-weight-complex="bold"/>
    </style:style>
    <style:style style:name="P63" style:family="paragraph" style:parent-style-name="Standard">
      <style:text-properties fo:font-weight="bold" officeooo:rsid="00322c11" officeooo:paragraph-rsid="00322c11" style:font-weight-asian="bold" style:font-weight-complex="bold"/>
    </style:style>
    <style:style style:name="P64" style:family="paragraph" style:parent-style-name="Standard">
      <style:text-properties fo:font-weight="bold" officeooo:rsid="00386cfe" officeooo:paragraph-rsid="00386cfe" style:font-weight-asian="bold" style:font-weight-complex="bold"/>
    </style:style>
    <style:style style:name="P65" style:family="paragraph" style:parent-style-name="Standard">
      <style:text-properties fo:font-weight="bold" officeooo:rsid="003a38a5" officeooo:paragraph-rsid="003a38a5" style:font-weight-asian="bold" style:font-weight-complex="bold"/>
    </style:style>
    <style:style style:name="P66" style:family="paragraph" style:parent-style-name="Standard">
      <style:text-properties fo:font-weight="bold" officeooo:rsid="003cc5b0" officeooo:paragraph-rsid="003cc5b0" style:font-weight-asian="bold" style:font-weight-complex="bold"/>
    </style:style>
    <style:style style:name="P67" style:family="paragraph" style:parent-style-name="Standard">
      <style:text-properties officeooo:paragraph-rsid="002d4333"/>
    </style:style>
    <style:style style:name="P68" style:family="paragraph" style:parent-style-name="Standard">
      <style:text-properties officeooo:paragraph-rsid="003d0c24"/>
    </style:style>
    <style:style style:name="T1" style:family="text">
      <style:text-properties fo:font-weight="bold" style:font-weight-asian="bold" style:font-weight-complex="bold"/>
    </style:style>
    <style:style style:name="T2" style:family="text">
      <style:text-properties fo:font-weight="bold" officeooo:rsid="000e64d6" style:font-weight-asian="bold" style:font-weight-complex="bold"/>
    </style:style>
    <style:style style:name="T3" style:family="text">
      <style:text-properties fo:font-weight="bold" officeooo:rsid="00127a9f" style:font-weight-asian="bold" style:font-weight-complex="bold"/>
    </style:style>
    <style:style style:name="T4" style:family="text">
      <style:text-properties fo:font-weight="bold" officeooo:rsid="0015d985" style:font-weight-asian="bold" style:font-weight-complex="bold"/>
    </style:style>
    <style:style style:name="T5" style:family="text">
      <style:text-properties fo:font-weight="bold" officeooo:rsid="002a03ba" style:font-weight-asian="bold" style:font-weight-complex="bold"/>
    </style:style>
    <style:style style:name="T6" style:family="text">
      <style:text-properties fo:font-weight="bold" officeooo:rsid="002d4333" style:font-weight-asian="bold" style:font-weight-complex="bold"/>
    </style:style>
    <style:style style:name="T7" style:family="text">
      <style:text-properties officeooo:rsid="000e64d6"/>
    </style:style>
    <style:style style:name="T8" style:family="text">
      <style:text-properties fo:font-weight="normal" style:font-weight-asian="normal" style:font-weight-complex="normal"/>
    </style:style>
    <style:style style:name="T9" style:family="text">
      <style:text-properties fo:font-weight="normal" officeooo:rsid="0017596c" style:font-weight-asian="normal" style:font-weight-complex="normal"/>
    </style:style>
    <style:style style:name="T10" style:family="text">
      <style:text-properties fo:font-weight="normal" officeooo:rsid="00166d89" style:font-weight-asian="normal" style:font-weight-complex="normal"/>
    </style:style>
    <style:style style:name="T11" style:family="text">
      <style:text-properties fo:font-weight="normal" officeooo:rsid="001dc1ff" style:font-weight-asian="normal" style:font-weight-complex="normal"/>
    </style:style>
    <style:style style:name="T12" style:family="text">
      <style:text-properties fo:font-weight="normal" officeooo:rsid="00256189" style:font-weight-asian="normal" style:font-weight-complex="normal"/>
    </style:style>
    <style:style style:name="T13" style:family="text">
      <style:text-properties fo:font-weight="normal" officeooo:rsid="002b782d" style:font-weight-asian="normal" style:font-weight-complex="normal"/>
    </style:style>
    <style:style style:name="T14" style:family="text">
      <style:text-properties fo:font-weight="normal" officeooo:rsid="002d4333" style:font-weight-asian="normal" style:font-weight-complex="normal"/>
    </style:style>
    <style:style style:name="T15" style:family="text">
      <style:text-properties fo:font-weight="normal" officeooo:rsid="00322c11" style:font-weight-asian="normal" style:font-weight-complex="normal"/>
    </style:style>
    <style:style style:name="T16" style:family="text">
      <style:text-properties fo:font-weight="normal" officeooo:rsid="003d0c24" style:font-weight-asian="normal" style:font-weight-complex="normal"/>
    </style:style>
    <style:style style:name="T17" style:family="text">
      <style:text-properties fo:color="#c9211e" fo:font-weight="normal" style:font-weight-asian="normal" style:font-weight-complex="normal"/>
    </style:style>
    <style:style style:name="T18" style:family="text">
      <style:text-properties officeooo:rsid="00146c9e"/>
    </style:style>
    <style:style style:name="T19" style:family="text">
      <style:text-properties officeooo:rsid="0015d985"/>
    </style:style>
    <style:style style:name="T20" style:family="text">
      <style:text-properties officeooo:rsid="00166d89"/>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24e9e4"/>
    </style:style>
    <style:style style:name="T24" style:family="text">
      <style:text-properties officeooo:rsid="0029f018"/>
    </style:style>
    <style:style style:name="T25" style:family="text">
      <style:text-properties officeooo:rsid="002d4333"/>
    </style:style>
    <style:style style:name="T26" style:family="text">
      <style:text-properties officeooo:rsid="00386cfe"/>
    </style:style>
    <style:style style:name="T27" style:family="text">
      <style:text-properties officeooo:rsid="003a38a5"/>
    </style:style>
    <style:style style:name="T28" style:family="text">
      <style:text-properties officeooo:rsid="003b3f8e"/>
    </style:style>
    <style:style style:name="T29" style:family="text">
      <style:text-properties officeooo:rsid="003be0ad"/>
    </style:style>
    <style:style style:name="T30" style:family="text">
      <style:text-properties officeooo:rsid="003d33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14:</text:p>
      <text:p text:style-name="P1">Digitalization changes object of innovation</text:p>
      <text:p text:style-name="P1"/>
      <text:p text:style-name="P1">Product =&gt; Smart Product =&gt; Product Service System =&gt; Platform Ecosystem</text:p>
      <text:p text:style-name="P1"><text:s text:c="7"/>(optimisation) <text:s text:c="7"/>(smart service) <text:s text:c="16"/>(new business model)</text:p>
      <text:p text:style-name="P1"/>
      <text:p text:style-name="P1"/>
      <text:p text:style-name="P1"/>
      <text:p text:style-name="P1">slide 9:</text:p>
      <text:p text:style-name="P1"><text:span text:style-name="T1">why innovation can not generate success:</text:span> inappropriate brand transfer, lack of acceptance and lack of technical maturity</text:p>
      <text:p text:style-name="P1"/>
      <text:p text:style-name="P1"/>
      <text:p text:style-name="P1">slide 16: <text:span text:style-name="T1">uncertainty, novelty level, </text:span><text:span text:style-name="T2">complexity and conflict content</text:span> challenges innovation</text:p>
      <text:p text:style-name="P1">Novelty level: <text:span text:style-name="T7">level of innovation introduced in the product as compared to the current state of knowledge and experience.</text:span></text:p>
      <text:p text:style-name="P1"/>
      <text:p text:style-name="P2">Slide 20: <text:s/><text:span text:style-name="T1">the value of data </text:span>depends on how well it can be used to derive potential purchasing preferences.</text:p>
      <text:p text:style-name="P2"/>
      <text:p text:style-name="P2"/>
      <text:p text:style-name="P4">Elements of disruptive innovation: <text:span text:style-name="T8">(slide 22) </text:span><text:span text:style-name="T17">(Need to study more)</text:span></text:p>
      <text:p text:style-name="P11"><text:s/>(1) that incumbents in a market are improving along a trajectory of sustaining</text:p>
      <text:p text:style-name="P11">innovation; </text:p>
      <text:p text:style-name="P11">(2) that they overshoot customer needs;</text:p>
      <text:p text:style-name="P11">(3) that they possess the capability to respond to disruptive threats; and </text:p>
      <text:p text:style-name="P11">(4) that incumbents end up floundering as a result of the disruption.</text:p>
      <text:p text:style-name="P1"/>
      <text:p text:style-name="P1"/>
      <text:p text:style-name="P3">Innovation lead inventions to business success</text:p>
      <text:p text:style-name="P3"/>
      <text:p text:style-name="P3"><text:span text:style-name="T1">Topology, </text:span><text:span text:style-name="T3">classification</text:span><text:span text:style-name="T1"> </text:span>of Innovation (slide 27)</text:p>
      <text:p text:style-name="P1"/>
      <text:p text:style-name="P21"><text:span text:style-name="T1">Types of innovation </text:span><text:span text:style-name="T4">slide 29</text:span><text:span text:style-name="T1">:</text:span> technology push innovation; </text:p>
      <text:p text:style-name="P23"/>
      <text:p text:style-name="P23">what comes in <text:span text:style-name="T1">technology push</text:span>: early technology detection, technology evaluation, technology planning <text:span text:style-name="T19">(slide 31)</text:span></text:p>
      <text:p text:style-name="P23"/>
      <text:p text:style-name="P24"><text:span text:style-name="T1">4 Innovation approaches</text:span> (slide 37): Basic Product, Defeaturing, Frugal Innovation and Reverse Innovation.</text:p>
      <text:p text:style-name="P21"/>
      <text:p text:style-name="P21">ip-based innovation <text:span text:style-name="T19">(slide 4</text:span><text:span text:style-name="T20">4</text:span><text:span text:style-name="T19">)</text:span>; </text:p>
      <text:p text:style-name="P21"/>
      <text:p text:style-name="P21">cross industry innovation <text:span text:style-name="T19">(slide 39)</text:span>; frugal innovation. <text:span text:style-name="T18">(slide 29)</text:span></text:p>
      <text:p text:style-name="P21"/>
      <text:p text:style-name="P21"/>
      <text:p text:style-name="P25"><text:span text:style-name="T1">Innovation funnel</text:span>: ideate, define, design and develop</text:p>
      <text:p text:style-name="P25"/>
      <text:p text:style-name="P25"><text:span text:style-name="T1">Reference Model of innovation:</text:span> slide 47</text:p>
      <text:p text:style-name="P20"/>
      <text:p text:style-name="P22"/>
      <text:p text:style-name="P1"/>
      <text:p text:style-name="P25"><text:soft-page-break/><text:span text:style-name="T1">(slide 48) </text:span><text:span text:style-name="T21">Innovation system</text:span><text:span text:style-name="T1">: </text:span>entrepreneurial sociotechnical system designed to produce innovations.</text:p>
      <text:p text:style-name="P25"/>
      <text:p text:style-name="P5">Local Innovation system (Slide 49) also called innovation cluster: <text:span text:style-name="T8">the cluster intensifies the coperation between different groups of players and accelerates the transfer of knowledge. It enables participants of the cluster to profit from research results and to find a suitable research partner. </text:span></text:p>
      <text:p text:style-name="P26"><text:span text:style-name="T10">Forexample: Astrazeneca researched the drug and produced with indian based </text:span><text:span text:style-name="T9">Serum Institute</text:span><text:span text:style-name="T10"> to sell the drug out to different countries.</text:span></text:p>
      <text:p text:style-name="P28"/>
      <text:p text:style-name="P28"/>
      <text:p text:style-name="P28"/>
      <text:p text:style-name="P6"><text:span text:style-name="T20">S</text:span>lide 52: Standard Innovation Strategy</text:p>
      <text:p text:style-name="P12">competitive strategy, market oriented innovation strategies, cooperation-oriented innovation strategies, time oriented innovation strategies, technology oriented innovation strategies.</text:p>
      <text:p text:style-name="P12"/>
      <text:p text:style-name="P7">Slide 58: 6 characterstics of innovation strategy</text:p>
      <text:p text:style-name="P13">origin, orientation, object, level, scope, behaviour</text:p>
      <text:p text:style-name="P13"/>
      <text:p text:style-name="P13"/>
      <text:p text:style-name="P7">slide 60: innovation process</text:p>
      <text:p text:style-name="P7"/>
      <text:p text:style-name="P8">slide 63 design thinking: <text:span text:style-name="T8"><text:s/>understand, observe, point of view, ideate, prototype and test</text:span></text:p>
      <text:p text:style-name="P29"/>
      <text:p text:style-name="P8">slide 64: new business developer: <text:span text:style-name="T8">incubator, accelerator, company builder, innovation lab</text:span></text:p>
      <text:p text:style-name="P29"/>
      <text:p text:style-name="P8">merger and acquisition slide 65</text:p>
      <text:p text:style-name="P29">merger: merger by absorption (one company loses existence); merger by founding (new company is formed)</text:p>
      <text:p text:style-name="P30">acquisition: share deals and asset deals</text:p>
      <text:p text:style-name="P30"/>
      <text:p text:style-name="P9">open innovation slide 66: </text:p>
      <text:p text:style-name="P9"><text:span text:style-name="T22">outside in:</text:span><text:span text:style-name="T8"> </text:span><text:span text:style-name="T11">use of external ideas in own innovation process. Enables use of third party for development</text:span></text:p>
      <text:p text:style-name="P9"><text:span text:style-name="T22">inside out:</text:span><text:span text:style-name="T8"> </text:span><text:span text:style-name="T11">liscencing own products, ideas or technologies and make it successful at the market.</text:span></text:p>
      <text:p text:style-name="P31"/>
      <text:p text:style-name="P31">Open innovation engages both backend (development) and frontend (ideas and competitions)</text:p>
      <text:p text:style-name="P31"/>
      <text:p text:style-name="P10">Innovation organization slide 70:</text:p>
      <text:p text:style-name="P14"><text:span text:style-name="T1">Ambidextry</text:span>: Exploit (incremental innovations) and explore (radical innovations)</text:p>
      <text:p text:style-name="P14">(slide 73)</text:p>
      <text:p text:style-name="P14">has conflict potential</text:p>
      <text:p text:style-name="P14"/>
      <text:p text:style-name="P14">tolerance for <text:span text:style-name="T1">creative mistakes </text:span>in innovation but not sabotage mistakes (slide 75)</text:p>
      <text:p text:style-name="P14"/>
      <text:p text:style-name="P15"><text:span text:style-name="T1">culture of innovation</text:span>: permission(promotion of opportunities), ability(promotion of skills) and desire (promotion of readiness) and positive culture of innovation</text:p>
      <text:p text:style-name="P15">slide 76</text:p>
      <text:p text:style-name="P15"/>
      <text:p text:style-name="P16"><text:span text:style-name="T1">controlling of innovation </text:span>( slide 82) support the planning, monitor and control innnovation activities</text:p>
      <text:p text:style-name="P14"/>
      <text:p text:style-name="P14"/>
      <text:p text:style-name="P14"><text:soft-page-break/></text:p>
      <text:p text:style-name="P14"/>
      <text:p text:style-name="P14"/>
      <text:p text:style-name="P14">************** <text:span text:style-name="T23">chapter 1part 2 ************</text:span></text:p>
      <text:p text:style-name="P14"/>
      <text:p text:style-name="P17">Converging development strangs <text:span text:style-name="T23">slide 10</text:span></text:p>
      <text:p text:style-name="P17"/>
      <text:p text:style-name="P18">cyber physical system, slide 11: information about objects in physical world is collected by the sensors, processed by network operators and transmitted to actuators for influencing objects in the physical world.</text:p>
      <text:p text:style-name="P18"/>
      <text:p text:style-name="P18">Diagram with embedded systems, locally-networked embedded systems, cyber physical systems, visioin with internet of things</text:p>
      <text:p text:style-name="P18"/>
      <text:p text:style-name="P18"/>
      <text:p text:style-name="P18"><text:span text:style-name="T1">cognitive information processing of systems: slide 23</text:span> </text:p>
      <text:p text:style-name="P18">involves congnitive control(target management, planning and action control), associative control (stimulus response associations, conditioning), non cognitive control (continuous feedback and feedforward control)</text:p>
      <text:p text:style-name="P18"/>
      <text:p text:style-name="P19">From mechantronics to intelligent subsystems up to networked intelligent</text:p>
      <text:p text:style-name="P19">systems (cyber-physical systems): slide 24</text:p>
      <text:p text:style-name="P19"/>
      <text:p text:style-name="P19">Degree of Digitalization= (strictly digital, or strictly physical) slide 27</text:p>
      <text:p text:style-name="P27"><text:span text:style-name="T12">a</text:span><text:span text:style-name="T8">lso on slide 33 (digital novice, follower or pioneer), formulae given here as well.</text:span></text:p>
      <text:p text:style-name="P19"/>
      <text:p text:style-name="P31"/>
      <text:p text:style-name="P31"/>
      <text:p text:style-name="P31">*****************</text:p>
      <text:p text:style-name="P33">Chapter 2 part1*</text:p>
      <text:p text:style-name="P33">**********************</text:p>
      <text:p text:style-name="P33"/>
      <text:p text:style-name="P34">(slide 7)</text:p>
      <text:p text:style-name="P33"><text:span text:style-name="T1">smart products:</text:span> improvement of existing products through networking and intelligence eg intelligent machine tool</text:p>
      <text:p text:style-name="P33"/>
      <text:p text:style-name="P33"><text:span text:style-name="T1">smart products + smart services:</text:span> complementing existing products and smart services eg dashboard for machine tools</text:p>
      <text:p text:style-name="P36"/>
      <text:p text:style-name="P33"><text:span text:style-name="T1">smart product service system:</text:span> bundling of smart products and smart services in a new business models. Eg pay per use </text:p>
      <text:p text:style-name="P33"/>
      <text:p text:style-name="P33"><text:span text:style-name="T1">Smart service platform:</text:span> ecosystem for customers with smart products and services. Eg app store</text:p>
      <text:p text:style-name="P33"/>
      <text:p text:style-name="P33"/>
      <text:p text:style-name="P33"/>
      <text:p text:style-name="P35">slide 15:</text:p>
      <text:p text:style-name="P35">distinction between products and services</text:p>
      <text:p text:style-name="P33"/>
      <text:p text:style-name="P57">slide 17: <text:span text:style-name="T1">service systems</text:span>: continuous value creation and value co-creation</text:p>
      <text:p text:style-name="P36"/>
      <text:p text:style-name="P36"/>
      <text:p text:style-name="P36"><text:soft-page-break/>slide 20: <text:span text:style-name="T1">types of digital services </text:span><text:span text:style-name="T5">according to product firms</text:span>: <text:s/>smoothing services, adapting services, substituting services</text:p>
      <text:p text:style-name="P36"/>
      <text:p text:style-name="P36">slide 21: <text:span text:style-name="T1">smart service system</text:span></text:p>
      <text:p text:style-name="P57">planning of smart services: data and documents, monitoring, interpretation, control, <text:span text:style-name="T24">optimizations, automation</text:span></text:p>
      <text:p text:style-name="P57"/>
      <text:p text:style-name="P58">sldie 23: smart service funcitonality: a functionality that describes the behavour of system from the user’s point of view. The user expects this to be visible.</text:p>
      <text:p text:style-name="P58"/>
      <text:p text:style-name="P58"/>
      <text:p text:style-name="P37"><text:span text:style-name="T1">Slide 24: Types of smart service according to customer’s or provider’s activity level</text:span></text:p>
      <text:p text:style-name="P37"><text:span text:style-name="T1"/></text:p>
      <text:p text:style-name="P37">self service, interactive service, m2m service and provider service</text:p>
      <text:p text:style-name="P37"/>
      <text:p text:style-name="P37">slide 25: <text:span text:style-name="T1">smart service lifecycle: </text:span>operation, strategy, design, continuous improvement, transitions</text:p>
      <text:p text:style-name="P37"/>
      <text:p text:style-name="P37"/>
      <text:p text:style-name="P37">slide 26: barriers to smart services</text:p>
      <text:p text:style-name="P37"/>
      <text:p text:style-name="P61">Smart Service Innovation</text:p>
      <text:p text:style-name="P37"/>
      <text:p text:style-name="P67"><text:span text:style-name="T14">Slide 28: </text:span><text:span text:style-name="T6">strategy: </text:span><text:span text:style-name="T14">business principles (purpose, mission, goals, core values, value proposition), culture, norms and values; consequences and measures.</text:span></text:p>
      <text:p text:style-name="P40"/>
      <text:p text:style-name="P40"/>
      <text:p text:style-name="P40">Slide 29: map the customer journey: understand how the customer is involved with the product to create successful smart service</text:p>
      <text:p text:style-name="P40"/>
      <text:p text:style-name="P38">slide 30: <text:span text:style-name="T25">find the right idea</text:span></text:p>
      <text:p text:style-name="P38"/>
      <text:p text:style-name="P38">System Analysis, Environment Analysis and value creation analysis</text:p>
      <text:p text:style-name="P38"/>
      <text:p text:style-name="P59"><text:span text:style-name="T13">environment analysis has blue components (product) and yellow (environment elements) which are interconnected . System installed at supplier can be environment elements. </text:span></text:p>
      <text:p text:style-name="P59"><text:span text:style-name="T13"/></text:p>
      <text:p text:style-name="P60"><text:span text:style-name="T13">V</text:span><text:span text:style-name="T8">alue creation analysis: shows business context., center is represented by centre of the diagram and all other important stakeholders are placed around the center.</text:span></text:p>
      <text:p text:style-name="P37"/>
      <text:p text:style-name="P37"/>
      <text:p text:style-name="P37"><text:span text:style-name="T1"/></text:p>
      <text:p text:style-name="P39"><text:span text:style-name="T1">Smart service canvas slide 31</text:span></text:p>
      <text:p text:style-name="P39"><text:span text:style-name="T1"/></text:p>
      <text:p text:style-name="P41"><text:span text:style-name="T1">slide 34: </text:span>conceptual design of development of smart services</text:p>
      <text:p text:style-name="P41"/>
      <text:p text:style-name="P42">development of smart services</text:p>
      <text:p text:style-name="P42"><text:tab/>a. topic, aspects and models: slide 34</text:p>
      <text:p text:style-name="P42"><text:tab/>b. application scenarios: slide 35</text:p>
      <text:p text:style-name="P42"><text:tab/>c. Revenue Pattern: slide 36</text:p>
      <text:p text:style-name="P42"><text:tab/>d. possibilities for monetization: sldie 37</text:p>
      <text:p text:style-name="P42"><text:tab/>e. service systems and blueprintingL: slide 38 and 39</text:p>
      <text:p text:style-name="P42"><text:soft-page-break/><text:tab/>f. analytics architecture: slide 40: capability (descriptive, diagnostic, predictive, prescriptive), data infrastructure (embedded, gateway, central it platform), data sources (sensors/control system, sensors, users, environment systems)</text:p>
      <text:p text:style-name="P42"/>
      <text:p text:style-name="P42"/>
      <text:p text:style-name="P62">Development of smart service on different architectural levels:</text:p>
      <text:p text:style-name="P62"/>
      <text:p text:style-name="P62">1. <text:span text:style-name="T8">layer model according to ACATECH (slide 41): facilitator for digital infra of smart services.</text:span></text:p>
      <text:p text:style-name="P62"><text:span text:style-name="T8">2. networked physical platforms (slide 42): </text:span><text:span text:style-name="T15">smart product acts as sensors and collect data. Aggregation refers to NPP.</text:span></text:p>
      <text:p text:style-name="P63"><text:span text:style-name="T8">3. Technical Infrastructure: slide 43:</text:span></text:p>
      <text:p text:style-name="P63"><text:span text:style-name="T8">4. software defined platform: smart data: slide 44: aggregation, fusion and analysis of data on this layer. Break the link between smart services and physical objects through virtualization.</text:span></text:p>
      <text:p text:style-name="P63"><text:span text:style-name="T8">5. service platform: slide 46 &amp; 47: communicative, business and legal structures for the development and execution of the smart services that sit on them. This provides a framework in terms of rules, standards, processes and interfaces.</text:span></text:p>
      <text:p text:style-name="P36"/>
      <text:p text:style-name="P33"/>
      <text:p text:style-name="P33"><text:span text:style-name="T1">Virtualization </text:span>creates independence from services running on software-defined platforms and dedicated hardware in heterogeneous physical environments.</text:p>
      <text:p text:style-name="P33"/>
      <text:p text:style-name="P43">Differnce between technical infra and software defined platform. (slide 45)</text:p>
      <text:p text:style-name="P43"/>
      <text:p text:style-name="P43"/>
      <text:p text:style-name="P33"/>
      <text:p text:style-name="P43">slide 48: Roles in smart service innovation projects: focal roles, project partners, supplier partner</text:p>
      <text:p text:style-name="P33"/>
      <text:p text:style-name="P43">slide 49: design principle and meta requirements for smart service innovation</text:p>
      <text:p text:style-name="P33"/>
      <text:p text:style-name="P33"/>
      <text:p text:style-name="P33"/>
      <text:p text:style-name="P33"/>
      <text:p text:style-name="P33"/>
      <text:p text:style-name="P33">*************************</text:p>
      <text:p text:style-name="P44">chapter 2 part 2</text:p>
      <text:p text:style-name="P44">**************************</text:p>
      <text:p text:style-name="P44"/>
      <text:p text:style-name="P45">slide 15:</text:p>
      <text:p text:style-name="P45">5 Vs in data driven innovation models:</text:p>
      <text:p text:style-name="P45">1. volume: critical mass of data for analytical validation</text:p>
      <text:p text:style-name="P45">2. velocity: velocity of availability of data also as a result of analysis</text:p>
      <text:p text:style-name="P45">3. variety: variations in data</text:p>
      <text:p text:style-name="P45">4. truthfulness: quality and accuracy of data</text:p>
      <text:p text:style-name="P45">5. value: monetization of data on the basis of information economy criterion</text:p>
      <text:p text:style-name="P45">6. variability(?): range of data attributes, based on information economy criterion</text:p>
      <text:p text:style-name="P45"/>
      <text:p text:style-name="P45"/>
      <text:p text:style-name="P45">slide 16: Fundamentals: collect, define, develop and adapt, achieve revenue</text:p>
      <text:p text:style-name="P45"/>
      <text:p text:style-name="P45"/>
      <text:p text:style-name="P45"/>
      <text:p text:style-name="P45"/>
      <text:p text:style-name="P45"><text:soft-page-break/>slide 19: Definition and delimitation: value creation, competition, markets</text:p>
      <text:p text:style-name="P45">digital platform enables value adding interaction between producers and customers</text:p>
      <text:p text:style-name="P45"/>
      <text:p text:style-name="P45"/>
      <text:p text:style-name="P45">slide 20: spectrum of ty<text:span text:style-name="T1">pes of digital platform</text:span>s: transaction platforms (linkedin, pinterest, snapchat, instagram, match, uber, amazon marketplace), hybrid platforms (facebook, amazon, google pay, salesforce), innovation platforms (eg android, ios, azure, watson, sap etc)<text:tab/></text:p>
      <text:p text:style-name="P45"/>
      <text:p text:style-name="P45"/>
      <text:p text:style-name="P46">trend is moving towards hybrid</text:p>
      <text:p text:style-name="P46"/>
      <text:p text:style-name="P46"/>
      <text:p text:style-name="P46">slide 21: evolution of platform business: from generation1 to generation 4</text:p>
      <text:p text:style-name="P46"/>
      <text:p text:style-name="P46">slide 23: B2C and B2B markets</text:p>
      <text:p text:style-name="P46"/>
      <text:p text:style-name="P64">***********</text:p>
      <text:p text:style-name="P64">Disruption potential of digital platforms:</text:p>
      <text:p text:style-name="P48"/>
      <text:p text:style-name="P47"><text:span text:style-name="T26">a. </text:span><text:span text:style-name="T1">platform eco system:</text:span> <text:span text:style-name="T26">(</text:span>slide 26 <text:span text:style-name="T26">)</text:span></text:p>
      <text:p text:style-name="P46"><text:tab/>1. platform environment: influence the platform business but not directly involved in a transaction.( competitors, courts, legislature, partners, courts)</text:p>
      <text:p text:style-name="P46"><text:tab/>2. platform participants: directly involved in an interaction eg producers, partners, customers</text:p>
      <text:p text:style-name="P46"/>
      <text:p text:style-name="P46"><text:tab/>3. interface: to access platform infrastructure, interface is needed.</text:p>
      <text:p text:style-name="P46"><text:tab/>4. core: includes infra provided by the platform: eg providers and owners</text:p>
      <text:p text:style-name="P46"/>
      <text:p text:style-name="P48">b. how a <text:span text:style-name="T1">digital platform works</text:span>: value creation, connections, consumptions, compensation (slide 27)</text:p>
      <text:p text:style-name="P48"/>
      <text:p text:style-name="P48">c. <text:span text:style-name="T1">technological enablers (</text:span>networking, availibility, processing)<text:span text:style-name="T1"> and economic drivers ( </text:span>sharing economy, holistic solution, service orientation<text:span text:style-name="T1">) </text:span>(slide 28):</text:p>
      <text:p text:style-name="P48"/>
      <text:p text:style-name="P49">network effect: the more tha participants, the more is the profit (value of market service), kind of peer networking in torrent. Unfortunately, new companies faces difficulties as it is difficult for them to find these many participants.</text:p>
      <text:p text:style-name="P49"/>
      <text:p text:style-name="P49">d. <text:span text:style-name="T1">type of network effect (slide 30): </text:span>positive direct (value increases with each additional user of same product: telephone), positive indirect (value of product increases with each additional user of different product: eg driving service mediation), negative direct (value decreases eg highway) and negative indirect (radio advertising<text:tab/>why?)</text:p>
      <text:p text:style-name="P49"/>
      <text:p text:style-name="P49">e. calculation basis network effects: <text:span text:style-name="T27">platofrm and linear business model (slide 31)</text:span></text:p>
      <text:p text:style-name="P49"/>
      <text:p text:style-name="P49"/>
      <text:p text:style-name="P49">******</text:p>
      <text:p text:style-name="P65">Challenges</text:p>
      <text:p text:style-name="P49"/>
      <text:p text:style-name="P50">platform design and entry: <text:s/>slide 34</text:p>
      <text:p text:style-name="P50">a. exclusive platform design = force design and discarded entry: <text:s/>eg KAMPF</text:p>
      <text:p text:style-name="P50">b. comprehensive platform entry = force entry and force design: eg phoenix contacts</text:p>
      <text:p text:style-name="P50">c. exclusive platform entry = force entry and discard design: eg gaemmler</text:p>
      <text:p text:style-name="P50"><text:soft-page-break/>d. no entry into platform economy: discard design and discard entry.</text:p>
      <text:p text:style-name="P50"/>
      <text:p text:style-name="P46"/>
      <text:p text:style-name="P50">Platform failure frequencies: <text:span text:style-name="T28">slide 35</text:span></text:p>
      <text:p text:style-name="P51">reason for failures: slide 37</text:p>
      <text:p text:style-name="P51"/>
      <text:p text:style-name="P51"/>
      <text:p text:style-name="P52">Methods and concepts: </text:p>
      <text:p text:style-name="P52"><text:span text:style-name="T29">1. </text:span>Platform Canvas by Choudary <text:span text:style-name="T29">slide 40 and slide 42</text:span></text:p>
      <text:p text:style-name="P53">2. platform value canvas according to walter and lohse : slide 41</text:p>
      <text:p text:style-name="P53">3. Monetization approaches by reiller and reiller: slide 43</text:p>
      <text:p text:style-name="P53"/>
      <text:p text:style-name="P53"/>
      <text:p text:style-name="P53"/>
      <text:p text:style-name="P53"/>
      <text:p text:style-name="P54">****************</text:p>
      <text:p text:style-name="P54">Chapter 3</text:p>
      <text:p text:style-name="P53">****************</text:p>
      <text:p text:style-name="P53"/>
      <text:p text:style-name="P66">Product creation:</text:p>
      <text:p text:style-name="P54">Reference model of strategic planning and integrative development of market services</text:p>
      <text:p text:style-name="P54">4 cycle model of product creation : slide 4</text:p>
      <text:p text:style-name="P54">they are strategic product planning, product development, service development, production system development </text:p>
      <text:p text:style-name="P54"/>
      <text:p text:style-name="P55">slide 12: strategic product planning</text:p>
      <text:p text:style-name="P55"/>
      <text:p text:style-name="P55">customer survey methods using kano method (slide 14)</text:p>
      <text:p text:style-name="P55"/>
      <text:p text:style-name="P55">method for information search for customer surveys (slide 15)</text:p>
      <text:p text:style-name="P55">classical methods: </text:p>
      <text:p text:style-name="P68"><text:span text:style-name="T16"><text:tab/>field observation, conjoint analysis, laboratory experiments, and panel survey</text:span></text:p>
      <text:p text:style-name="P55"/>
      <text:p text:style-name="P55"/>
      <text:p text:style-name="P55">new method: <text:span text:style-name="T30">(slide 18)</text:span></text:p>
      <text:p text:style-name="P55"><text:tab/>Biometric Response, mircro surveys, social media analytics, mobile ethnography, </text:p>
      <text:p text:style-name="P55"/>
      <text:p text:style-name="P56">Data Driven Innovation: Strategic Product planning and Bigdata (slide 19): data is used to identify new business potentials and derive easy ideas for market solutions. Eg house of cards in which plot, director actor selected based on data analysis.</text:p>
      <text:p text:style-name="P56"/>
      <text:p text:style-name="P56"/>
      <text:p text:style-name="P56"/>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23:38:40.531794830</meta:creation-date>
    <meta:generator>LibreOffice/6.4.7.2$Linux_X86_64 LibreOffice_project/40$Build-2</meta:generator>
    <dc:date>2022-02-03T19:16:22.555445006</dc:date>
    <meta:editing-duration>PT3H42M45S</meta:editing-duration>
    <meta:editing-cycles>8</meta:editing-cycles>
    <meta:document-statistic meta:table-count="0" meta:image-count="0" meta:object-count="0" meta:page-count="7" meta:paragraph-count="162" meta:word-count="1714" meta:character-count="12345" meta:non-whitespace-character-count="10731"/>
  </office:meta>
</office:document-meta>
</file>